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8"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0"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5082273096752290302"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4243544917663301041"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2466331928821634047"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4947573102498953029"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3074038531652696812"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2384485094489284764"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8262768579004613629"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3231525951631283735"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7123961093750264176"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1729975858563375532"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3570683756796596122"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6876562995247393419"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6340610299897444021"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7663888877262600885"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5641507407630785161"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34750341"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3327063420860771197"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7237631067926909440"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4987108081496405775"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6430821289397678738"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532842205913908816"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4479112391943628344"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3909140612620360644"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2201367506638724200"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901848141970595908"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1248439171658034486"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7993702710764843328"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9047491847961238536"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4411864109356191413"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4070927642060644873"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6435716517068096734" text:style-name="L30">
        <text:list-item>
          <text:p text:style-name="P110">Player can remove states</text:p>
          <text:list>
            <text:list-item>
              <text:p text:style-name="P110">Player can pay 100g to remove a state</text:p>
            </text:list-item>
          </text:list>
        </text:list-item>
      </text:list>
      <text:list xml:id="list8693964846109637048"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5223420152313273035"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3678553010975585249"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554407408855630445"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4829825103307210917" text:style-name="L35">
        <text:list-item>
          <text:p text:style-name="P54">Molotov</text:p>
          <text:list>
            <text:list-item>
              <text:p text:style-name="P54">Deal 5 Fire damage to all characters in a 3x3 area and apply 1 burning.</text:p>
            </text:list-item>
          </text:list>
        </text:list-item>
      </text:list>
      <text:list xml:id="list1251073993883444786" text:style-name="L36">
        <text:list-item>
          <text:p text:style-name="P55">Bottled Frost</text:p>
          <text:list>
            <text:list-item>
              <text:p text:style-name="P55">Apply pinned to all characters in a 3x3 area</text:p>
            </text:list-item>
          </text:list>
        </text:list-item>
      </text:list>
      <text:list xml:id="list789959128551974052" text:style-name="L37">
        <text:list-item>
          <text:p text:style-name="P56">Poison Grenade</text:p>
          <text:list>
            <text:list-item>
              <text:p text:style-name="P56">Apply 2 poison to all characters in a 3x3 area</text:p>
            </text:list-item>
          </text:list>
        </text:list-item>
      </text:list>
      <text:list xml:id="list1874546926236809315" text:style-name="L38">
        <text:list-item>
          <text:p text:style-name="P57">Love Potion</text:p>
          <text:list>
            <text:list-item>
              <text:p text:style-name="P114">Apply 'Stunned' to a target</text:p>
            </text:list-item>
          </text:list>
        </text:list-item>
      </text:list>
      <text:list xml:id="list3369357709770323257" text:style-name="L39">
        <text:list-item>
          <text:p text:style-name="P115">Dynamite</text:p>
          <text:list>
            <text:list-item>
              <text:p text:style-name="P115">Deal 10 physical damage to all characters in a 3x3 area</text:p>
            </text:list-item>
          </text:list>
        </text:list-item>
      </text:list>
      <text:p text:style-name="P5"/>
      <text:p text:style-name="P9">Playable Races</text:p>
      <text:list xml:id="list3247188340391149878"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1862762892826753400"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text:soft-page-break/>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4646024872461472737"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4333138476378862175"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3727282210491283132"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1677221195491185635"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text:soft-page-break/>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1877871128120402268"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text:p>
        </text:list-item>
        <text:list-item>
          <text:p text:style-name="P121">Sleep: Unable to take any actions. Any damage will cancel this effect. Expires on activation end.</text:p>
        </text:list-item>
      </text:list>
      <text:p text:style-name="P5"/>
      <text:p text:style-name="P4">Passive Traits (Non Stacking)</text:p>
      <text:list xml:id="list3841647323453684186"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1912301378691875374"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8329733647538245569"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147464978314018192"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9059184278862201601"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3381046825304613764"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9194771675573887587"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2523905928963087428"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184102361812876145"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34754529"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9124422114655154154"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6436815768902863707"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6744762214086738187"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8315055905397349331"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6805768220714590261"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587314914878011076"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1406489204303895611"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7005854154799702324"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34772150" text:continue-list="list8315055905397349331"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4243624762185295944"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2602848062046919732"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text:soft-page-break/>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6627380546761469541" text:style-name="L66">
        <text:list-item>
          <text:p text:style-name="P124">Each elemental enemy has 100% immunity damage of its element type, e.g.</text:p>
          <text:list>
            <text:list-item>
              <text:p text:style-name="P124">Fire elemental has 100% fire resistance</text:p>
            </text:list-item>
          </text:list>
        </text:list-item>
      </text:list>
      <text:list xml:id="list156983450482068109" text:style-name="L67">
        <text:list-item>
          <text:p text:style-name="P125">Fire Elemental</text:p>
          <text:list>
            <text:list-item>
              <text:p text:style-name="P125">Fiery Presence (Passive)</text:p>
            </text:list-item>
            <text:list-item>
              <text:p text:style-name="P125">Phoenix Dive</text:p>
            </text:list-item>
            <text:list-item>
              <text:p text:style-name="P125">Fire Nova</text:p>
            </text:list-item>
          </text:list>
        </text:list-item>
      </text:list>
      <text:list xml:id="list3150813333277660360"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2091304049988620995"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3924733179406335327"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6770027008920152164" text:style-name="L71">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2792794093021804050" text:style-name="L72">
        <text:list-item>
          <text:p text:style-name="P130"><text:soft-page-break/>Skeleton Army (Elite Act 1)</text:p>
          <text:list>
            <text:list-item>
              <text:p text:style-name="P130">same as skelly gang, except 6 skeletons spawn not just 3</text:p>
            </text:list-item>
          </text:list>
        </text:list-item>
      </text:list>
      <text:p text:style-name="P5"/>
      <text:list xml:id="list3896960632178183244"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4308912368834417627"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7342475825347782643"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2758162527711964492"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498285614012991611" text:style-name="L77">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4934554667402693626" text:style-name="L78">
        <text:list-item>
          <text:p text:style-name="P136">Skeleton Necromancer Rework</text:p>
        </text:list-item>
      </text:list>
      <text:list xml:id="list367032976458241687" text:style-name="L79">
        <text:list-item>
          <text:p text:style-name="P137">New Abilities and Passives</text:p>
          <text:list>
            <text:list-item>
              <text:p text:style-name="P137">Venomous (Passive)</text:p>
            </text:list-item>
            <text:list-item>
              <text:p text:style-name="P137"><text:soft-page-break/>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4418328940189171123"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796098033431438580"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8249710849430698101"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7913653356451623370" text:style-name="L83">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20637076728318272" text:style-name="L84">
        <text:list-item>
          <text:p text:style-name="P142">Skeleton Barbarian</text:p>
          <text:list>
            <text:list-item>
              <text:p text:style-name="P142">Enrage +2 (Passive)</text:p>
            </text:list-item>
            <text:list-item>
              <text:p text:style-name="P142">Charge</text:p>
            </text:list-item>
            <text:list-item>
              <text:p text:style-name="P142"><text:soft-page-break/>Whirlwind</text:p>
            </text:list-item>
            <text:list-item>
              <text:p text:style-name="P142">Strike</text:p>
            </text:list-item>
          </text:list>
        </text:list-item>
      </text:list>
      <text:list xml:id="list352295300295806865"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7506673194157381443"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1406889700163583389"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8278893869142005266"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731303865268851680"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text:soft-page-break/>Defend</text:p>
            </text:list-item>
            <text:list-item>
              <text:p text:style-name="P147">Strike</text:p>
            </text:list-item>
          </text:list>
        </text:list-item>
      </text:list>
      <text:list xml:id="list5111643460677981762"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6815943563867412517"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8879638126151659067"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text:soft-page-break/>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4143995836191925628"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3399337982086419839" text:style-name="L94">
        <text:list-item>
          <text:p text:style-name="P152">Instead of designing more act 2 enemies, for the short term, we could use the same encounters, but increase all enemies health, damage, wisdom etc</text:p>
        </text:list-item>
      </text:list>
      <text:p text:style-name="P5"/>
      <text:list xml:id="list759463473279125619" text:style-name="L95">
        <text:list-item>
          <text:p text:style-name="P153">Item reward screens may need to have 4 or 5 options instead of 3, since there are so many items in the game now</text:p>
        </text:list-item>
      </text:list>
      <text:p text:style-name="P5"/>
      <text:p text:style-name="P7">Powers</text:p>
      <text:list xml:id="list4492865500361378667"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5">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text:soft-page-break/>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8737993078101668191" text:style-name="L97">
        <text:list-header>
          <text:p text:style-name="P156">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Give 10g to the fleeing refugees: Gain State: Heroism (+1 to all stats) permanent</text:p>
      <text:p text:style-name="P12">Option 2: Rob the refugees: Gain 15g. Gain State: Wanted (You cannot spend gold in shops)</text:p>
      <text:p text:style-name="P12"/>
      <text:list xml:id="list915075908998519164" text:style-name="L98">
        <text:list-header>
          <text:p text:style-name="P157">4. Abandoned Library</text:p>
        </text:list-header>
      </text:list>
      <text:p text:style-name="P12"><text:soft-page-break/>Option 1: Browse the Library: Choose 1 of 20 Spell Books to keep</text:p>
      <text:p text:style-name="P12">Option 2: Make Camp in the ruins. Gain State (Well Rested)</text:p>
      <text:p text:style-name="P12"/>
      <text:p text:style-name="P13">5. Sword in the Stone</text:p>
      <text:p text:style-name="P12">Option 1: Take the Sword: Gain State: Curse of the Blood God (Start combat with 1x Fading. Unable to rest at campsites)</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
      <text:p text:style-name="P12"/>
      <text:list xml:id="list34744568" text:continue-list="list8737993078101668191" text:style-name="L97">
        <text:list-header>
          <text:p text:style-name="P159"/>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3601643299634760783" text:style-name="L99">
        <text:list-header>
          <text:p text:style-name="P158">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
      <text:p text:style-name="P12"/>
      <text:p text:style-name="P13"><text:soft-page-break/>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text:soft-page-break/>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text:soft-page-break/>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1058892606925907617" text:style-name="L100">
        <text:list-header>
          <text:p text:style-name="P161">The Three Witches</text:p>
        </text:list-header>
      </text:list>
      <text:p text:style-name="P16">Option 1: Choose a character to gain a level</text:p>
      <text:p text:style-name="P16">Option 2. Choose a character to heal to full hp</text:p>
      <text:p text:style-name="P16">Option 3. Gain 100g</text:p>
      <text:p text:style-name="P16"><text:soft-page-break/>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7725345955421040333" text:style-name="L101">
        <text:list-item>
          <text:p text:style-name="P160">some powers should have a negative effect as well e.g.</text:p>
        </text:list-item>
        <text:list-item>
          <text:p text:style-name="P160">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790433962035924206" text:style-name="L102">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text:soft-page-break/>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1831784073939865073"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Double all XP gains</text:p>
                </text:list-item>
                <text:list-item>
                  <text:p text:style-name="P79">Pennywise: Double all gold gains</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text:p>
                </text:list-item>
                <text:list-item>
                  <text:p text:style-name="P79">Blessing Of Elements: Your characters are immune to Burning, Poisoned, Shocked and <text:soft-page-break/>Chilled</text:p>
                </text:list-item>
                <text:list-item>
                  <text:p text:style-name="P79">Godly: Your characters ignore all resistances when attacking</text:p>
                </text:list-item>
              </text:list>
            </text:list-item>
          </text:list>
        </text:list-item>
      </text:list>
      <text:list xml:id="list1059036968522137976" text:style-name="L104">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5662866731416517716" text:style-name="L105">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8857910756328311806" text:style-name="L106">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6054306697275975656" text:style-name="L107">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text:soft-page-break/>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4365468637754365378" text:style-name="L108">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2651075403891486899" text:style-name="L109">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1613771419889130321" text:style-name="L110">
        <text:list-item>
          <text:p text:style-name="P86">Main Hand</text:p>
          <text:list>
            <text:list-item>
              <text:p text:style-name="P86">1h melee weapon</text:p>
              <text:list>
                <text:list-item>
                  <text:p text:style-name="P86">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text:soft-page-break/>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589546081348589711" text:style-name="L111">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2184500875618601688" text:style-name="L112">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34748528" text:continue-numbering="true" text:style-name="L112">
        <text:list-item>
          <text:p text:style-name="P88"><text:soft-page-break/>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817153688317894913" text:style-name="L113">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1767480704238804620" text:style-name="L114">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text:soft-page-break/>3 random rare items (15g each)</text:p>
                </text:list-item>
                <text:list-item>
                  <text:p text:style-name="P90">3 random common items (10g each)</text:p>
                </text:list-item>
              </text:list>
            </text:list-item>
          </text:list>
        </text:list-item>
      </text:list>
      <text:p text:style-name="P1"/>
      <text:p text:style-name="P4">Camp Site</text:p>
      <text:list xml:id="list4796757544716732670" text:style-name="L115">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2): Remove a negative state (if we have mysterys in the game)</text:p>
            </text:list-item>
          </text:list>
        </text:list-item>
      </text:list>
      <text:p text:style-name="P1"/>
      <text:p text:style-name="P3">Mystery Room</text:p>
      <text:list xml:id="list3802815178866810407" text:style-name="L116">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Kings Blessing Game Start Event</text:p>
      <text:p text:style-name="P1"/>
      <text:list xml:id="list1424616816231040288" text:style-name="L117">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text:soft-page-break/>Discover a Rare Item</text:p>
            </text:list-item>
            <text:list-item>
              <text:p text:style-name="P93">Gain 3 random common items</text:p>
            </text:list-item>
            <text:list-item>
              <text:p text:style-name="P93">Gain 2 random spell books</text:p>
            </text:list-item>
            <text:list-item>
              <text:p text:style-name="P93">Enemies in the first combat have 50% health</text:p>
            </text:list-item>
            <text:list-item>
              <text:p text:style-name="P93">All characters gain 50 xp</text:p>
            </text:list-item>
            <text:list-item>
              <text:p text:style-name="P93">Gain 2 random consumables</text:p>
            </text:list-item>
            <text:list-item>
              <text:p text:style-name="P93">All characters gain +20 Max Health</text:p>
            </text:list-item>
          </text:list>
        </text:list-item>
      </text:list>
      <text:p text:style-name="P1"/>
      <text:p text:style-name="P3">Enemy Ideas</text:p>
      <text:p text:style-name="P1">Overview</text:p>
      <text:list xml:id="list4151628567477599115" text:style-name="L118">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852820132109750662" text:style-name="L119">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2605263122266174238" text:style-name="L120">
        <text:list-item>
          <text:p text:style-name="P96">Basic</text:p>
        </text:list-item>
      </text:list>
      <text:list xml:id="list2826764040327632398" text:style-name="L121">
        <text:list-item>
          <text:p text:style-name="P97">Goblin Warband</text:p>
          <text:list>
            <text:list-item>
              <text:p text:style-name="P97">2x goblin stabby</text:p>
            </text:list-item>
            <text:list-item>
              <text:p text:style-name="P97"><text:soft-page-break/>2x goblin shooty</text:p>
            </text:list-item>
            <text:list-item>
              <text:p text:style-name="P97">1 goblin war leader</text:p>
            </text:list-item>
          </text:list>
        </text:list-item>
      </text:list>
      <text:list xml:id="list4275784964284956908" text:style-name="L122">
        <text:list-item>
          <text:p text:style-name="P98">Skeleton Gang</text:p>
          <text:list>
            <text:list-item>
              <text:p text:style-name="P98">3x random skeleton</text:p>
            </text:list-item>
          </text:list>
        </text:list-item>
      </text:list>
      <text:list xml:id="list8078438866803378856" text:style-name="L123">
        <text:list-item>
          <text:p text:style-name="P99">Elemental Pack</text:p>
          <text:list>
            <text:list-item>
              <text:p text:style-name="P99">3x random elemental</text:p>
            </text:list-item>
          </text:list>
        </text:list-item>
      </text:list>
      <text:list xml:id="list4852988003427589074" text:style-name="L124">
        <text:list-item>
          <text:p text:style-name="P100">Necromancer</text:p>
          <text:list>
            <text:list-item>
              <text:p text:style-name="P100">1x necromancer</text:p>
            </text:list-item>
          </text:list>
        </text:list-item>
      </text:list>
      <text:p text:style-name="P1">Elites</text:p>
      <text:list xml:id="list8109408339459080873" text:style-name="L125">
        <text:list-item>
          <text:p text:style-name="P101">Skeleton Mega gang</text:p>
          <text:list>
            <text:list-item>
              <text:p text:style-name="P101">5x random skeleton</text:p>
            </text:list-item>
          </text:list>
        </text:list-item>
      </text:list>
      <text:list xml:id="list2145894236096644736" text:style-name="L126">
        <text:list-item>
          <text:p text:style-name="P102">Elemental Mega Pack</text:p>
          <text:list>
            <text:list-item>
              <text:p text:style-name="P102">5x random elemental</text:p>
            </text:list-item>
          </text:list>
        </text:list-item>
      </text:list>
      <text:list xml:id="list2625664025222988374" text:style-name="L127">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9117234192751454794" text:style-name="L128">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5T14:54:24.03</dc:date>
    <dc:creator>will black</dc:creator>
    <meta:editing-duration>P30DT15H58M2S</meta:editing-duration>
    <meta:editing-cycles>1003</meta:editing-cycles>
    <meta:generator>OpenOffice/4.1.6$Win32 OpenOffice.org_project/416m1$Build-9790</meta:generator>
    <meta:document-statistic meta:table-count="0" meta:image-count="0" meta:object-count="0" meta:page-count="46" meta:paragraph-count="1128" meta:word-count="9719" meta:character-count="52716"/>
  </office:meta>
</office:document-meta>
</file>